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demy sans" svg:font-family="'udemy sans', apple-system, BlinkMacSystemFont, Roboto, 'segoe ui', Helvetica, Arial, sans-serif, 'apple color emoji', 'segoe ui emoji', 'segoe ui symbol'"/>
    <style:font-face style:name="udemy sans1" svg:font-family="'udemy sans', 'sf pro text', apple-system, BlinkMacSystemFont, Roboto, 'segoe ui', Helvetica, Arial, sans-serif, 'apple color emoji', 'segoe ui emoji', 'segoe ui symbol'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fo:line-height="120%" fo:orphans="2" fo:widows="2" fo:text-indent="0cm" style:auto-text-indent="false"/>
      <style:text-properties fo:font-variant="normal" fo:text-transform="none" fo:color="#1c1d1f" loext:opacity="100%" style:font-name="udemy sans" fo:font-style="normal" fo:font-weight="normal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1c1d1f" loext:opacity="100%" style:font-name="udemy sans1" fo:font-size="12pt" fo:letter-spacing="normal" fo:font-style="normal" fo:font-weight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met no localhost (EVITE)</text:p>
      <text:p text:style-name="P2">O Helmet é para segurança da aplicação, portanto, caso você esteja com um sistema ainda em desenvolvimento, usando urls como "127.0.0.1", "localhost" ou até um servidor com IP externo, sem usar SSL (https), é recomendável desativá-lo. Ele pode bloquear importação de scripts e arquivos de CSS.</text:p>
      <text:p text:style-name="P2">Caso ocorra erros ao importar o bundle.js, arquivos de CDN (como bootstrap, por exemplo) ou CSS, basta desativar o helmet para correção.</text:p>
      <text:p text:style-name="P2">Isso só ocorrerá em sistemas sem SSL (sem https na URL)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demy sans" svg:font-family="'udemy sans', apple-system, BlinkMacSystemFont, Roboto, 'segoe ui', Helvetica, Arial, sans-serif, 'apple color emoji', 'segoe ui emoji', 'segoe ui symbol'"/>
    <style:font-face style:name="udemy sans1" svg:font-family="'udemy sans', 'sf pro text', apple-system, BlinkMacSystemFont, Roboto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21:17:00.643835135</meta:creation-date>
    <dc:date>2023-03-19T21:17:28.113731297</dc:date>
    <meta:editing-duration>PT28S</meta:editing-duration>
    <meta:editing-cycles>1</meta:editing-cycles>
    <meta:document-statistic meta:table-count="0" meta:image-count="0" meta:object-count="0" meta:page-count="1" meta:paragraph-count="4" meta:word-count="83" meta:character-count="512" meta:non-whitespace-character-count="433"/>
    <meta:generator>LibreOffice/7.3.7.2$Linux_X86_64 LibreOffice_project/30$Build-2</meta:generator>
  </office:meta>
</office:document-meta>
</file>